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20b1a" officeooo:paragraph-rsid="00120b1a"/>
    </style:style>
    <style:style style:name="P2" style:family="paragraph" style:parent-style-name="Standard">
      <style:text-properties style:font-name="times new roman" officeooo:rsid="0013b88a" officeooo:paragraph-rsid="0013b8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hat do you thin kabout the 2000 election controverst as presented in this video or from what you leanred or what you saw in the media?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12:58:24.635233787</meta:creation-date>
    <dc:date>2018-06-23T14:08:44.831267293</dc:date>
    <meta:editing-duration>PT1H10S</meta:editing-duration>
    <meta:editing-cycles>1</meta:editing-cycles>
    <meta:document-statistic meta:table-count="0" meta:image-count="0" meta:object-count="0" meta:page-count="1" meta:paragraph-count="1" meta:word-count="26" meta:character-count="135" meta:non-whitespace-character-count="110"/>
    <meta:generator>LibreOffice/6.0.4.2$Linux_X86_64 LibreOffice_project/00m0$Build-2</meta:generator>
  </office:meta>
</office:document-meta>
</file>